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teraturverzeichnis</text:h>
      <text:p text:style-name="Citavi_20_Literaturverzeichnis">Andrist, B.; Sehr, V.; Garney, B. (2020): C++ High Performance: Master the Art of Optimizing the Functioning of Your C++ Code, 2nd Edition: Packt Publishing. Online verfügbar unter https://books.google.de/books?id=U9XczQEACAAJ.</text:p>
      <text:p text:style-name="Citavi_20_Literaturverzeichnis">Dave Abrahams: Technical Report on C++ Performance. Online verfügbar unter http://www.open-std.org/jtc1/sc22/wg21/docs/TR18015.pdf, zuletzt geprüft am 06.09.2021.</text:p>
      <text:p text:style-name="Citavi_20_Literaturverzeichnis">H. Hinnant, R. Orr, B. Stroustrup, D. Vandevoorde, M. Wong: DIRECTION FOR ISO C++. Online verfügbar unter http://www.open-std.org/jtc1/sc22/wg21/docs/papers/2019/p0939r4.pdf, zuletzt geprüft am 27.08.2021.</text:p>
      <text:p text:style-name="Citavi_20_Literaturverzeichnis">Krajewski, M. (2019): Hands-On High Performance Programming with Qt 5: Build cross-platform applications using concurrency, parallel programming, and memory management: Packt Publishing. Online verfügbar unter https://books.google.de/books?id=kiWGDwAAQBAJ.</text:p>
      <text:p text:style-name="Citavi_20_Literaturverzeichnis">Meyers, Scott (2015): Effective modern C++. 42 specific ways to improve your use of C++11 and C++14. Online-Ausg. Sebastopol, CA: O'Reilly Media. Online verfügbar unter http://proquest.tech.safaribooksonline.de/9781491908419.</text:p>
      <text:p text:style-name="Citavi_20_Literaturverzeichnis">Nayar, Amit (2021): Investigating the Performance Overhead of C++ Exceptions | PSPDFKit. Online verfügbar unter https://pspdfkit.com/blog/2020/performance-overhead-of-exceptions-in-cpp/, zuletzt geprüft am 06.09.2021.</text:p>
      <text:p text:style-name="Citavi_20_Literaturverzeichnis">Wikipedia (Hg.) (2018): ISO/IEC 9126. Online verfügbar unter https://de.wikipedia.org/w/index.php?title=ISO/IEC_9126&amp;oldid=177832067, zuletzt aktualisiert am 28.05.2018, zuletzt geprüft am 27.08.2021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font-name-asian="Calibri" style:font-size-asian="11pt" style:language-asian="none" style:country-asian="none" style:font-name-complex="Calibri" style:font-size-complex="11pt" style:language-complex="none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de" fo:country="DE" style:font-name-asian="Calibri" style:font-size-asian="11pt" style:language-asian="none" style:country-asian="none" style:font-name-complex="Calibri" style:font-size-complex="11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margin-top="0cm" fo:margin-bottom="0.282cm" loext:contextual-spacing="false" fo:line-height="108%" fo:orphans="2" fo:widows="2"/>
      <style:text-properties style:font-name="Calibri" fo:font-family="Calibri" fo:font-size="11pt" fo:language="de" fo:country="DE" style:font-name-asian="Calibri" style:font-family-asian="Calibri" style:font-size-asian="11pt" style:font-name-complex="Calibri" style:font-family-complex="Calibri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default-outline-level="1" style:class="text">
      <style:paragraph-properties fo:margin-top="0cm" fo:margin-bottom="1.376cm" loext:contextual-spacing="false" fo:keep-together="always" fo:hyphenation-ladder-count="no-limit" fo:break-before="page" fo:keep-with-next="always"/>
      <style:text-properties style:font-name="Calibri" fo:font-family="Calibri" fo:font-size="17pt" fo:font-weight="bold" style:letter-kerning="true" style:font-name-asian="Calibri" style:font-family-asian="Calibri" style:font-size-asian="17pt" style:font-weight-asian="bold" style:font-name-complex="Calibri" style:font-family-complex="Calibri" style:font-size-complex="16pt" style:font-weight-complex="bold" fo:hyphenate="false"/>
    </style:style>
    <style:style style:name="Heading_20_2" style:display-name="Heading 2" style:family="paragraph" style:parent-style-name="Normal" style:default-outline-level="2" style:class="text">
      <style:paragraph-properties fo:margin-top="1.376cm" fo:margin-bottom="0.917cm" loext:contextual-spacing="false" fo:keep-together="always" fo:hyphenation-ladder-count="no-limit" fo:keep-with-next="always"/>
      <style:text-properties style:font-name="Calibri" fo:font-family="Calibri" fo:font-size="14pt" fo:font-style="italic" fo:font-weight="bold" style:font-name-asian="Calibri" style:font-family-asian="Calibri" style:font-size-asian="14pt" style:font-style-asian="italic" style:font-weight-asian="bold" style:font-name-complex="Calibri" style:font-family-complex="Calibri" style:font-size-complex="14pt" style:font-style-complex="italic" style:font-weight-complex="bold" fo:hyphenate="false"/>
    </style:style>
    <style:style style:name="Heading_20_3" style:display-name="Heading 3" style:family="paragraph" style:parent-style-name="Normal" style:default-outline-level="3" style:class="text">
      <style:paragraph-properties fo:margin-top="0.917cm" fo:margin-bottom="0.247cm" loext:contextual-spacing="false" fo:keep-together="always" fo:hyphenation-ladder-count="no-limit" fo:keep-with-next="always"/>
      <style:text-properties style:font-name="Calibri" fo:font-family="Calibri" fo:font-size="11pt" fo:font-style="italic" fo:font-weight="bold" style:font-name-asian="Calibri" style:font-family-asian="Calibri" style:font-size-asian="11pt" style:font-style-asian="italic" style:font-weight-asian="bold" style:font-name-complex="Calibri" style:font-family-complex="Calibri" style:font-size-complex="13pt" style:font-weight-complex="bold" fo:hyphenate="false"/>
    </style:style>
    <style:style style:name="Heading_20_4" style:display-name="Heading 4" style:family="paragraph" style:parent-style-name="Normal" style:default-outline-level="4" style:class="text">
      <style:paragraph-properties fo:margin-top="0.917cm" fo:margin-bottom="0cm" loext:contextual-spacing="false" fo:keep-together="always" fo:hyphenation-ladder-count="no-limit" fo:keep-with-next="always"/>
      <style:text-properties style:font-name="Calibri" fo:font-family="Calibri" fo:font-size="11pt" fo:font-style="italic" fo:font-weight="bold" style:font-name-asian="Calibri" style:font-family-asian="Calibri" style:font-size-asian="11pt" style:font-style-asian="italic" style:font-weight-asian="bold" style:font-name-complex="Calibri" style:font-family-complex="Calibri" style:font-size-complex="14pt" style:font-weight-complex="bold" fo:hyphenate="false"/>
    </style:style>
    <style:style style:name="Heading_20_5" style:display-name="Heading 5" style:family="paragraph" style:parent-style-name="Normal" style:default-outline-level="5" style:class="text">
      <style:paragraph-properties fo:margin-top="0.917cm" fo:margin-bottom="0cm" loext:contextual-spacing="false" fo:keep-together="always" fo:hyphenation-ladder-count="no-limit" fo:keep-with-next="always"/>
      <style:text-properties style:font-name="Calibri" fo:font-family="Calibri" fo:font-size="11pt" fo:font-style="italic" fo:font-weight="bold" style:font-name-asian="Calibri" style:font-family-asian="Calibri" style:font-size-asian="11pt" style:font-style-asian="italic" style:font-weight-asian="bold" style:font-name-complex="Calibri" style:font-family-complex="Calibri" style:font-size-complex="13pt" style:font-style-complex="italic" style:font-weight-complex="bold" fo:hyphenate="false"/>
    </style:style>
    <style:style style:name="Heading_20_6" style:display-name="Heading 6" style:family="paragraph" style:parent-style-name="Normal" style:default-outline-level="6" style:class="text">
      <style:paragraph-properties fo:margin-top="0.917cm" fo:margin-bottom="0cm" loext:contextual-spacing="false" fo:keep-together="always" fo:hyphenation-ladder-count="no-limit" fo:keep-with-next="always"/>
      <style:text-properties style:font-name="Calibri" fo:font-family="Calibri" fo:font-size="11pt" fo:font-style="italic" fo:font-weight="bold" style:font-name-asian="Calibri" style:font-family-asian="Calibri" style:font-size-asian="11pt" style:font-style-asian="italic" style:font-weight-asian="bold" style:font-name-complex="Calibri" style:font-family-complex="Calibri" style:font-size-complex="11pt" style:font-weight-complex="bold" fo:hyphenate="false"/>
    </style:style>
    <style:style style:name="Heading_20_7" style:display-name="Heading 7" style:family="paragraph" style:parent-style-name="Normal" style:default-outline-level="7" style:class="text">
      <style:paragraph-properties fo:margin-top="0.917cm" fo:margin-bottom="0cm" loext:contextual-spacing="false" fo:keep-together="always" fo:hyphenation-ladder-count="no-limit" fo:keep-with-next="always"/>
      <style:text-properties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fo:hyphenate="false"/>
    </style:style>
    <style:style style:name="Heading_20_8" style:display-name="Heading 8" style:family="paragraph" style:parent-style-name="Normal" style:default-outline-level="8" style:class="text">
      <style:paragraph-properties fo:margin-top="0.917cm" fo:margin-bottom="0cm" loext:contextual-spacing="false" fo:keep-together="always" fo:hyphenation-ladder-count="no-limit" fo:keep-with-next="always"/>
      <style:text-properties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style:font-style-complex="italic" fo:hyphenate="false"/>
    </style:style>
    <style:style style:name="Heading_20_9" style:display-name="Heading 9" style:family="paragraph" style:parent-style-name="Normal" style:default-outline-level="9" style:class="text">
      <style:paragraph-properties fo:margin-top="0.917cm" fo:margin-bottom="0cm" loext:contextual-spacing="false" fo:keep-together="always" fo:hyphenation-ladder-count="no-limit" fo:keep-with-next="always"/>
      <style:text-properties style:font-name="Calibri" fo:font-family="Calibri" fo:font-size="11pt" fo:font-style="italic" style:font-name-asian="Calibri" style:font-family-asian="Calibri" style:font-size-asian="11pt" style:font-style-asian="italic" style:font-name-complex="Calibri" style:font-family-complex="Calibri" style:font-size-complex="11pt" fo:hyphenate="false"/>
    </style:style>
    <style:style style:name="No_20_List" style:display-name="No List" style:family="paragraph">
      <style:text-properties fo:font-size="11pt" style:font-size-asian="11pt" style:font-size-complex="11pt"/>
    </style:style>
    <style:style style:name="Subtitle" style:family="paragraph" style:parent-style-name="Normal" style:class="chapter">
      <style:paragraph-properties fo:margin-top="0.776cm" fo:margin-bottom="0cm" loext:contextual-spacing="false" fo:text-align="start" style:justify-single-word="false" fo:keep-together="always" fo:hyphenation-ladder-count="no-limit" fo:keep-with-next="always"/>
      <style:text-properties fo:color="#15428b" style:font-name="Calibri" fo:font-family="Calibri" fo:font-size="11pt" fo:font-style="normal" fo:font-weight="normal" style:font-name-asian="Calibri" style:font-family-asian="Calibri" style:font-size-asian="11pt" style:font-style-asian="normal" style:font-weight-asian="normal" style:font-name-complex="Calibri" style:font-family-complex="Calibri" fo:hyphenate="false"/>
    </style:style>
    <style:style style:name="Title" style:family="paragraph" style:parent-style-name="Normal" style:class="chapter">
      <style:paragraph-properties fo:margin-top="0.776cm" fo:margin-bottom="0.388cm" loext:contextual-spacing="false" fo:text-align="start" style:justify-single-word="false" fo:keep-together="always" fo:hyphenation-ladder-count="no-limit" fo:keep-with-next="always"/>
      <style:text-properties fo:color="#000000" style:font-name="Calibri" fo:font-family="Calibri" fo:font-size="11pt" fo:font-style="normal" fo:font-weight="bold" style:letter-kerning="true" style:font-name-asian="Calibri" style:font-family-asian="Calibri" style:font-size-asian="11pt" style:font-style-asian="normal" style:font-weight-asian="bold" style:font-name-complex="Calibri" style:font-family-complex="Calibri" style:font-size-complex="16pt" style:font-weight-complex="bold" fo:hyphenate="false"/>
    </style:style>
    <style:style style:name="Footnote_20_text" style:display-name="Footnote text" style:family="paragraph" style:parent-style-name="Normal">
      <style:paragraph-properties fo:margin-left="0.4cm" fo:margin-right="0cm" fo:margin-top="0cm" fo:margin-bottom="0cm" loext:contextual-spacing="false" fo:line-height="8%" fo:text-indent="-0.4cm" style:auto-text-indent="false"/>
      <style:text-properties fo:font-size="9.5pt" style:font-size-asian="9.5pt" style:font-size-complex="10pt"/>
    </style:style>
    <style:style style:name="Toc_20_1" style:display-name="Toc 1" style:family="paragraph" style:parent-style-name="Normal">
      <style:paragraph-properties fo:margin-left="1cm" fo:margin-right="0cm" fo:margin-top="1.376cm" fo:margin-bottom="0cm" loext:contextual-spacing="false" fo:keep-together="always" fo:hyphenation-ladder-count="no-limit" fo:text-indent="-1cm" style:auto-text-indent="false" fo:keep-with-next="always"/>
      <style:text-properties style:font-name="Calibri" fo:font-family="Calibri" fo:font-weight="bold" style:font-name-asian="Calibri" style:font-family-asian="Calibri" style:font-weight-asian="bold" style:font-name-complex="Calibri" style:font-family-complex="Calibri" fo:hyphenate="false"/>
    </style:style>
    <style:style style:name="Toc_20_2" style:display-name="Toc 2" style:family="paragraph" style:parent-style-name="Normal">
      <style:paragraph-properties fo:margin-left="2cm" fo:margin-right="0cm" fo:margin-top="0.247cm" fo:margin-bottom="0cm" loext:contextual-spacing="false" fo:hyphenation-ladder-count="no-limit" fo:text-indent="-1cm" style:auto-text-indent="false"/>
      <style:text-properties style:font-name="Calibri" fo:font-family="Calibri" fo:font-style="italic" style:font-name-asian="Calibri" style:font-family-asian="Calibri" style:font-style-asian="italic" style:font-name-complex="Calibri" style:font-family-complex="Calibri" fo:hyphenate="false"/>
    </style:style>
    <style:style style:name="Toc_20_3" style:display-name="Toc 3" style:family="paragraph" style:parent-style-name="Normal">
      <style:paragraph-properties fo:margin-left="3cm" fo:margin-right="0cm" fo:hyphenation-ladder-count="no-limit" fo:text-indent="-1cm" style:auto-text-indent="false"/>
      <style:text-properties style:font-name="Calibri" fo:font-family="Calibri" style:font-name-asian="Calibri" style:font-family-asian="Calibri" style:font-name-complex="Calibri" style:font-family-complex="Calibri" fo:hyphenate="false"/>
    </style:style>
    <style:style style:name="Toc_20_4" style:display-name="Toc 4" style:family="paragraph" style:parent-style-name="Normal">
      <style:paragraph-properties fo:margin-left="1.27cm" fo:margin-right="0cm" fo:hyphenation-ladder-count="no-limit" fo:text-indent="0cm" style:auto-text-indent="false"/>
      <style:text-properties style:font-name="Calibri" fo:font-family="Calibri" style:font-name-asian="Calibri" style:font-family-asian="Calibri" style:font-name-complex="Calibri" style:font-family-complex="Calibri" fo:hyphenate="false"/>
    </style:style>
    <style:style style:name="Toc_20_5" style:display-name="Toc 5" style:family="paragraph" style:parent-style-name="Normal">
      <style:paragraph-properties fo:margin-left="1.693cm" fo:margin-right="0cm" fo:hyphenation-ladder-count="no-limit" fo:text-indent="0cm" style:auto-text-indent="false"/>
      <style:text-properties style:font-name="Calibri" fo:font-family="Calibri" style:font-name-asian="Calibri" style:font-family-asian="Calibri" style:font-name-complex="Calibri" style:font-family-complex="Calibri" fo:hyphenate="false"/>
    </style:style>
    <style:style style:name="Toc_20_6" style:display-name="Toc 6" style:family="paragraph" style:parent-style-name="Normal">
      <style:paragraph-properties fo:margin-left="2.117cm" fo:margin-right="0cm" fo:hyphenation-ladder-count="no-limit" fo:text-indent="0cm" style:auto-text-indent="false"/>
      <style:text-properties style:font-name="Calibri" fo:font-family="Calibri" style:font-name-asian="Calibri" style:font-family-asian="Calibri" style:font-name-complex="Calibri" style:font-family-complex="Calibri" fo:hyphenate="false"/>
    </style:style>
    <style:style style:name="Toc_20_7" style:display-name="Toc 7" style:family="paragraph" style:parent-style-name="Normal">
      <style:paragraph-properties fo:margin-left="2.54cm" fo:margin-right="0cm" fo:hyphenation-ladder-count="no-limit" fo:text-indent="0cm" style:auto-text-indent="false"/>
      <style:text-properties style:font-name="Calibri" fo:font-family="Calibri" style:font-name-asian="Calibri" style:font-family-asian="Calibri" style:font-name-complex="Calibri" style:font-family-complex="Calibri" fo:hyphenate="false"/>
    </style:style>
    <style:style style:name="Toc_20_8" style:display-name="Toc 8" style:family="paragraph" style:parent-style-name="Normal">
      <style:paragraph-properties fo:margin-left="2.963cm" fo:margin-right="0cm" fo:hyphenation-ladder-count="no-limit" fo:text-indent="0cm" style:auto-text-indent="false"/>
      <style:text-properties style:font-name="Calibri" fo:font-family="Calibri" style:font-name-asian="Calibri" style:font-family-asian="Calibri" style:font-name-complex="Calibri" style:font-family-complex="Calibri" fo:hyphenate="false"/>
    </style:style>
    <style:style style:name="Toc_20_9" style:display-name="Toc 9" style:family="paragraph" style:parent-style-name="Normal">
      <style:paragraph-properties fo:margin-left="3.387cm" fo:margin-right="0cm" fo:hyphenation-ladder-count="no-limit" fo:text-indent="0cm" style:auto-text-indent="false"/>
      <style:text-properties style:font-name="Calibri" fo:font-family="Calibri" style:font-name-asian="Calibri" style:font-family-asian="Calibri" style:font-name-complex="Calibri" style:font-family-complex="Calibri" fo:hyphenate="false"/>
    </style:style>
    <style:style style:name="Citavi_20_Literaturverzeichnis" style:display-name="Citavi Literaturverzeichnis" style:family="paragraph" style:parent-style-name="Normal">
      <style:paragraph-properties fo:margin-top="0cm" fo:margin-bottom="0.212cm" loext:contextual-spacing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50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title/>
    <meta:initial-creator/>
    <meta:editing-cycles>2</meta:editing-cycles>
    <dc:date>2021-09-06T19:16:43.904000000</dc:date>
    <meta:editing-duration>PT14M9S</meta:editing-duration>
    <meta:document-statistic meta:table-count="0" meta:image-count="0" meta:object-count="0" meta:page-count="1" meta:paragraph-count="8" meta:word-count="156" meta:character-count="1512" meta:non-whitespace-character-count="1364"/>
  </office:meta>
</office:document-meta>
</file>